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27F000000FA20A5BD90.svm" manifest:media-type=""/>
  <manifest:file-entry manifest:full-path="Pictures/10000000000000200000002000309F1C.png" manifest:media-type="image/png"/>
  <manifest:file-entry manifest:full-path="Pictures/200000010000027A000000FED34E3BE2.svm" manifest:media-type=""/>
  <manifest:file-entry manifest:full-path="Pictures/200000010000074B000001244A463566.svm" manifest:media-type=""/>
  <manifest:file-entry manifest:full-path="Pictures/2000000100000269000000F2E972765E.svm" manifest:media-type=""/>
  <manifest:file-entry manifest:full-path="Pictures/20000002000001840000007226BA4C90.eps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8§display§0.001 \cos \omega_o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\SI{1}{\nan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914cm" svg:height="2.031cm" svg:x="3.014cm" svg:y="0.537cm">
          <draw:image xlink:href="Pictures/20000002000001840000007226BA4C90.eps" xlink:type="simple" xlink:show="embed" xlink:actuate="onLoad">
            <text:p/>
          </draw:image>
          <draw:glue-point draw:id="4" svg:x="-1.954cm" svg:y="1.669cm"/>
        </draw:frame>
        <draw:frame draw:style-name="gr2" draw:text-style-name="P1" draw:layer="layout" svg:width="0.766cm" svg:height="0.299cm" svg:x="2.243cm" svg:y="1.451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76cm" svg:height="0.299cm" svg:x="4.028cm" svg:y="0.329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xml:id="id1" draw:id="id1" draw:layer="layout" svg:width="1.493cm" svg:height="0.233cm" svg:x="3.754cm" svg:y="2.467cm">
          <draw:image xlink:href="Pictures/200000010000074B000001244A463566.svm" xlink:type="simple" xlink:show="embed" xlink:actuate="onLoad">
            <text:p/>
          </draw:image>
        </draw:frame>
        <draw:connector draw:style-name="gr5" draw:text-style-name="P1" draw:layer="layout" draw:type="curve" draw:line-skew="0cm 2.349cm -1.278cm" svg:x1="4.5cm" svg:y1="2.467cm" svg:x2="5.121cm" svg:y2="1.89cm" draw:start-shape="id1" draw:start-glue-point="0" draw:end-shape="id2" draw:end-glue-point="4" svg:d="m4500 2467c0-750 363-500 363-522s258-7 258-55">
          <text:p/>
        </draw:connector>
        <draw:frame draw:style-name="gr6" draw:text-style-name="P1" draw:layer="layout" svg:width="0.739cm" svg:height="0.289cm" svg:x="7.686cm" svg:y="0.422cm">
          <draw:image xlink:href="Pictures/2000000100000269000000F2E972765E.svm" xlink:type="simple" xlink:show="embed" xlink:actuate="onLoad">
            <text:p/>
          </draw:image>
        </draw:frame>
        <draw:frame draw:style-name="gr7" draw:text-style-name="P1" draw:layer="layout" svg:width="0.406cm" svg:height="0.253cm" svg:x="9.416cm" svg:y="1.52cm">
          <draw:image xlink:href="Pictures/2000000100000153000000D433F21394.svm" xlink:type="simple" xlink:show="embed" xlink:actuate="onLoad">
            <text:p/>
          </draw:image>
        </draw:frame>
        <draw:frame draw:style-name="gr8" draw:layer="layout" svg:width="0.748cm" svg:height="0.725cm" svg:x="9.245cm" svg:y="0.848cm">
          <draw:text-box>
            <text:p>+</text:p>
          </draw:text-box>
        </draw:frame>
        <draw:frame draw:style-name="gr8" draw:layer="layout" svg:width="0.642cm" svg:height="0.725cm" svg:x="9.298cm" svg:y="1.674cm">
          <draw:text-box>
            <text:p>-</text:p>
          </draw:text-box>
        </draw:frame>
        <draw:frame draw:style-name="gr9" draw:text-style-name="P1" draw:layer="layout" svg:width="0.76cm" svg:height="0.304cm" svg:x="7.372cm" svg:y="1.451cm">
          <draw:image xlink:href="Pictures/200000010000027A000000FED34E3BE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9T16:13:43</meta:creation-date>
    <meta:editing-duration>PT7M3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4-30T09:56:39</dc:date>
    <dc:creator>kkk </dc:creator>
    <meta:document-statistic meta:object-count="10"/>
    <meta:template xlink:type="simple" xlink:actuate="onRequest" xlink:title="kkkFigures" xlink:href="../../../../.libreoffice/3/user/template/kkkFigures.otg" meta:date="2014-04-19T16:13:42"/>
  </office:meta>
</office:document-meta>
</file>